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margin-left="0in" fo:margin-right="0in" fo:margin-top="0in" fo:margin-bottom="0.1043in" loext:contextual-spacing="false" fo:line-height="142%" fo:widows="1" fo:text-indent="0in" style:auto-text-indent="false" fo:padding="0.0937in" fo:border="3.74pt solid #ff0000"/>
      <style:text-properties fo:font-variant="normal" fo:text-transform="none" fo:color="#000000" style:font-name="Arial" fo:font-size="10.5pt" fo:letter-spacing="normal" fo:font-style="normal" fo:font-weight="normal" fo:background-color="#ffffff"/>
    </style:style>
    <style:style style:name="P2" style:family="paragraph" style:parent-style-name="Preformatted_20_Text">
      <style:paragraph-properties fo:margin-top="0in" fo:margin-bottom="0.1043in" loext:contextual-spacing="false" fo:line-height="142%" fo:widows="1" fo:padding="0.0937in" fo:border="3.74pt solid #ff0000"/>
      <style:text-properties fo:font-variant="normal" fo:text-transform="none" fo:color="#000000" style:font-name="Arial" fo:font-size="10.5pt" fo:letter-spacing="normal" fo:font-style="normal" fo:font-weight="normal" fo:background-color="#ffffff"/>
    </style:style>
    <style:style style:name="P3" style:family="paragraph" style:parent-style-name="Preformatted_20_Text">
      <style:paragraph-properties fo:margin-top="0in" fo:margin-bottom="0.1043in" loext:contextual-spacing="false" fo:line-height="142%" fo:widows="1" fo:padding="0.0937in" fo:border="3.74pt solid #ff0000"/>
      <style:text-properties fo:font-variant="normal" fo:text-transform="none" fo:color="#000000" fo:letter-spacing="normal" fo:background-color="#ffffff"/>
    </style:style>
    <style:style style:name="P4" style:family="paragraph" style:parent-style-name="Preformatted_20_Text">
      <style:paragraph-properties fo:margin-top="0in" fo:margin-bottom="0.1043in" loext:contextual-spacing="false" fo:line-height="142%" fo:widows="1" fo:padding="0.0937in" fo:border="3.74pt solid #ff0000"/>
      <style:text-properties fo:color="#000000" fo:background-color="#ffffff"/>
    </style:style>
    <style:style style:name="T1" style:family="text">
      <style:text-properties style:font-name="Arial"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yber-Security PM - Ethics, Part 1<text:tab/></text:p>
      <text:p text:style-name="P4"/>
      <text:p text:style-name="P2">1.1 Contribute to society and human well being.</text:p>
      <text:p text:style-name="P2">Concerns quality of life of all people and affirms the protection of human safety.</text:p>
      <text:p text:style-name="P2">Respect the rights of everyone.”</text:p>
      <text:p text:style-name="P2">Respect the diversity of the group.</text:p>
      <text:p text:style-name="P2">Respect their cultures and ethnic backgrounds.</text:p>
      <text:p text:style-name="P2">Respect everyone regardless of race, color, culture, etc.”</text:p>
      <text:p text:style-name="P2">Ensure computers will be used in responsible ways.”</text:p>
      <text:p text:style-name="P2">There shall not be any disruption of any cultures and/or human rights.”</text:p>
      <text:p text:style-name="P2">Share your ideas about the following project and be respectful to others opinions. <text:s/>Ask others for their opinion and what they have to say in the matter. </text:p>
      <text:p text:style-name="P2">Respect the opinions, lifestyle, beliefs, and personalities of others, even if they're not the same as yours. </text:p>
      <text:p text:style-name="P2">Contributing to society not only helps our surroundings but helps us grow as a person.</text:p>
      <text:p text:style-name="P2">Participate in community services not only to help out society, but it's for your own good as well. </text:p>
      <text:p text:style-name="P2">Doing something good is only asking for good things to come back your way.</text:p>
      <text:p text:style-name="P2">Since the time humanity started, no matter what religion, or ideology. Humans have always worked together. </text:p>
      <text:p text:style-name="P2">Humans should always be treated with the highest amount of respect regardless if they don’t show it to you</text:p>
      <text:p text:style-name="P4"/>
      <text:p text:style-name="P3"><text:s/><text:span text:style-name="T1">1.2 Avoid harm to others.</text:span></text:p>
      <text:p text:style-name="P2">Treat facilities and equipment with respect and use then for intended purpose.”</text:p>
      <text:p text:style-name="P2">Utilize equipment for academic purposes only.”</text:p>
      <text:p text:style-name="P2">Ensure that one's actions and behaviors assure the safety of others.</text:p>
      <text:p text:style-name="P2">Avoid propagation of viruses or harmful stuff that could distress the user or tools.</text:p>
      <text:p text:style-name="P3">“<text:span text:style-name="T1">Report all hazards or potential hazards."</text:span></text:p>
      <text:p text:style-name="P2"><text:soft-page-break/>Don't harm anyone. Take care of places that others use, this means, cleaning the place up and organizing the room. The reason for that is because we don't want students tripping on wires and other dangerous objects.</text:p>
      <text:p text:style-name="P2">Use and respect the company's equipment, IF YOU BREAK IT, YOU WILL PAY FOR IT!</text:p>
      <text:p text:style-name="P2">Do not do anything that will risk the safety of your fellow students. Follow the safety procedures or you or your team will be at risk of injuries. </text:p>
      <text:p text:style-name="P2">Be careful with sharp objects.</text:p>
      <text:p text:style-name="P2">Do not berate others for making mistakes. Nobody's perfect."</text:p>
      <text:p text:style-name="P2">Negative acts like undesirable loss of information, loss of property, property damage, or unwanted environmental impacts.</text:p>
      <text:p text:style-name="P2">Don't throw computer equipment to others such as keyboard, mouse, hard drive, monitor, etc.</text:p>
      <text:p text:style-name="P2">Utilize equipment for academic purposes only.</text:p>
      <text:p text:style-name="P2">Do not use equipment to inflict harm on yourself or others.</text:p>
      <text:p text:style-name="P4"/>
      <text:p text:style-name="P2">1.3 Be honest and trustworthy. (CB Elijah Monson) <text:s text:c="2"/></text:p>
      <text:p text:style-name="P2">Always do the right thing.</text:p>
      <text:p text:style-name="P2">Be honest to you peers. Have integrity; do the right thing when no one is looking.</text:p>
      <text:p text:style-name="P2">Don’t lie to people</text:p>
      <text:p text:style-name="P2">Telling the truth and owning up to your actions will keep the work area safe for you and your co-workers. </text:p>
      <text:p text:style-name="P2">Speak the truth</text:p>
      <text:p text:style-name="P2">Always stay true to your word and follow the laws of the land.</text:p>
      <text:p text:style-name="P2">Don’t condone any negative behavior.</text:p>
      <text:p text:style-name="P4"/>
      <text:p text:style-name="P4"/>
      <text:p text:style-name="P2">1.4 Be fair and take action not to discriminate. </text:p>
      <text:p text:style-name="P2">Treat others the way you want to be treated.</text:p>
      <text:p text:style-name="P2">Treat others what you wanted to be treated.</text:p>
      <text:p text:style-name="P2"><text:soft-page-break/>Treat everyone equally. </text:p>
      <text:p text:style-name="P4"/>
      <text:p text:style-name="P2">Some examples of biased discrimination in the workplace that are prohibited: </text:p>
      <text:p text:style-name="P2">* Age</text:p>
      <text:p text:style-name="P2">* Disability</text:p>
      <text:p text:style-name="P2">* Equal pay/compensation</text:p>
      <text:p text:style-name="P2">* Genetic information</text:p>
      <text:p text:style-name="P2">* Harassment </text:p>
      <text:p text:style-name="P2">* National Origin</text:p>
      <text:p text:style-name="P2">* Pregnancy</text:p>
      <text:p text:style-name="P2">* Race/color</text:p>
      <text:p text:style-name="P2">* Religion</text:p>
      <text:p text:style-name="P2">* Retaliation</text:p>
      <text:p text:style-name="P2">* Sex</text:p>
      <text:p text:style-name="P2">* Sexual Harassment </text:p>
      <text:p text:style-name="P4"/>
      <text:p text:style-name="P2">1.5 Honor property rights including copyrights and patents. </text:p>
      <text:p text:style-name="P2">Respect the property given to you to use. Do not violate copyrights and patents of software</text:p>
      <text:p text:style-name="P2">Do not pirate any software, movies, music, etc. It's illegal.</text:p>
      <text:p text:style-name="P2">Utilize software that is properly authorized. </text:p>
      <text:p text:style-name="P2">Use Software that is LEGAL.</text:p>
      <text:p text:style-name="P2">Don’t copy any hardware.</text:p>
      <text:p text:style-name="P3"><text:s/></text:p>
      <text:p text:style-name="P3"><text:s/><text:span text:style-name="T1">1.6 Give proper credit for intellectual property. (CB Vincent)</text:span></text:p>
      <text:p text:style-name="P2">When using software that you do not own give proper credit for the use of that property.</text:p>
      <text:p text:style-name="P2">Anything you copy off a resource, you should give credit. It is someone else's work.</text:p>
      <text:p text:style-name="P2">Don't say something that is a copy is yours and give proper credit to the creators.</text:p>
      <text:p text:style-name="P2"><text:soft-page-break/>If you were to not give credit that implies that you're trying to claim it as your own and that would be dishonest.</text:p>
      <text:p text:style-name="P2">Do not plagiarize. </text:p>
      <text:p text:style-name="P3"><text:s/></text:p>
      <text:p text:style-name="P2">1.7 Respect the privacy of others.</text:p>
      <text:p text:style-name="P2">If someone tries to buy information off your company report it to your supervisor”</text:p>
      <text:p text:style-name="P2">Don't share important information on things that people don't need to know. (with friends and family) </text:p>
      <text:p text:style-name="P2">If someone is looking at their email, do not look over and read.</text:p>
      <text:p text:style-name="P2">Don't be accessing personal information without asking or do not do it at all.</text:p>
      <text:p text:style-name="P2">Do not access someone else's folder without permission.</text:p>
      <text:p text:style-name="P2">Restrict information to those with a legitimate need to know.</text:p>
      <text:p text:style-name="P2">Don’t say anything to anyone that is personal outside of the group of trusted co-workers. </text:p>
      <text:p text:style-name="P3"><text:s/></text:p>
      <text:p text:style-name="P2">1.8 Honor confidentiality. (CB Tony) </text:p>
      <text:p text:style-name="P2">When working on software, treat it as like a confidential file don't share with anyone (unless when sharing with fellow team members or supervisors)"</text:p>
      <text:p text:style-name="P2">Don't look at a person's personal information without their permission. (asking them in person.)</text:p>
      <text:p text:style-name="P2">Do not share others' personal information</text:p>
      <text:p text:style-name="P2">Make sure you keep your personal data to yourself don't be sharing other people's personal information if you know it.</text:p>
      <text:p text:style-name="P2">Don't use personal data at your own usage.</text:p>
      <text:p text:style-name="P2">Doctors and psychiatrists have similar confidentiality agreements with their patients. As a network administrator (or other related profession), you have the potential to assist in cyber attacks of companies that you used to work for. You have an obligation to keep confidential information secure when working in cyber security.</text:p>
      <text:p text:style-name="P2">Do not judge someone’s actions or ability.</text:p>
      <text:p text:style-name="P4"/>
      <text:p text:style-name="P4"/>
      <text:p text:style-name="P2">Cyber Security Ethics Part 2 - Professionalism</text:p>
      <text:p text:style-name="P4"><text:soft-page-break/></text:p>
      <text:p text:style-name="P2">2.1 Strive to achieve the highest quality, effectiveness and dignity in both the process and products of one’s work. (CB Javier) </text:p>
      <text:p text:style-name="P3"><text:s/><text:span text:style-name="T1">Do your best and help others to do the same</text:span></text:p>
      <text:p text:style-name="P2">Be diligent in seeking excellence in work.</text:p>
      <text:p text:style-name="P2">Work hard</text:p>
      <text:p text:style-name="P2">Put thought into your work.</text:p>
      <text:p text:style-name="P2">Always try your best and take your time to finish.</text:p>
      <text:p text:style-name="P2">Challenge yourself to try your best to finish the project as fully and correctly as possible. Complete the assignment and do so with your highest chance of success you can do.</text:p>
      <text:p text:style-name="P2">Achieving highest quality work is essential for our class. Hard work is what we aim for. </text:p>
      <text:p text:style-name="P2">Achieving highest quality, and having the respect of one(s) work is essential for our class. This is a goal our entire class tries to accomplish. In our field of work, if you don't have quality, and respect for others, you have nothing.</text:p>
      <text:p text:style-name="P2">Quality always overrules Quantity.</text:p>
      <text:p text:style-name="P4"/>
      <text:p text:style-name="P2">2.2 Acquire and maintain professional competence.(CB Boris)</text:p>
      <text:p text:style-name="P2">Don't say or make comments about anything that is unprofessional or takes away from the focus and the task that is at hand</text:p>
      <text:p text:style-name="P2">Strive for excellence. Be willing to aid others.</text:p>
      <text:p text:style-name="P2">Be professional.</text:p>
      <text:p text:style-name="P2">Learn to cooperate with others for success.</text:p>
      <text:p text:style-name="P2">Always do <text:s/>your best work. If you are failing to keep your good work up then try to redo your work <text:s text:c="3"/>or try to get the next one correct.</text:p>
      <text:p text:style-name="P2">Diligent in work, striving for excellence</text:p>
      <text:p text:style-name="P2">a computer science major should strive to increase his/her competence and the competence and prestige of the profession</text:p>
      <text:p text:style-name="P2">Maintain good and adequate hygiene in all work related experiences.</text:p>
      <text:p text:style-name="P2">Ask help from your peers and/or coworkers for any help, technology wise <text:s/></text:p>
      <text:p text:style-name="P4"><text:soft-page-break/></text:p>
      <text:p text:style-name="P2">2.3 Know and respect existing laws and regulations pertaining to computer work. <text:s/></text:p>
      <text:p text:style-name="P2">Follow the rules and regulations that are established.</text:p>
      <text:p text:style-name="P2">Follow the rules and regulations that are established.</text:p>
      <text:p text:style-name="P2">Obey the laws of your country.</text:p>
      <text:p text:style-name="P2">Always follow the laws when it comes to computers. Never break the laws for any reason, There should be no reason for any laws to be broken or disobeyed. </text:p>
      <text:p text:style-name="P2">Obey public laws. Follow the policies.</text:p>
      <text:p text:style-name="P2">DO not go out of the boundaries of what your team is working to accomplish</text:p>
      <text:p text:style-name="P4"/>
      <text:p text:style-name="P2">2.4 Accept and provide appropriate professional review. (CB BradyT)</text:p>
      <text:p text:style-name="P2">Be open to constructive criticism. </text:p>
      <text:p text:style-name="P2">Be open to criticism. Follow the rules and regulations that are established.</text:p>
      <text:p text:style-name="P2">Review and critique peer work.</text:p>
      <text:p text:style-name="P2">As an expert in your field, you're obligated to provide professional advice and expertise.</text:p>
      <text:p text:style-name="P2">Strictly professional in a practiced work environment. </text:p>
      <text:p text:style-name="P2">This is where you show all the skills, knowledge, and experience that you know. </text:p>
      <text:p text:style-name="P2">Don’t be rude or disrespectful when giving feedback to your fellow co-workers.</text:p>
      <text:p text:style-name="P4"/>
      <text:p text:style-name="P2">2.5 Give comprehensive and thorough evaluations of computer systems and their impacts, including analysis of possible risks. <text:s/></text:p>
      <text:p text:style-name="P2">Understand how a computer works and how software works and what risk are involved</text:p>
      <text:p text:style-name="P2">It's a good practice to prevent problems with the computer.</text:p>
      <text:p text:style-name="P2">It's good practice so no damage comes to your computer or others</text:p>
      <text:p text:style-name="P2">Make sure everything is in working order</text:p>
      <text:p text:style-name="P4"/>
      <text:p text:style-name="P2">2.6 Honor contracts, agreements, and assigned responsibilities. (CB JUSTIND)</text:p>
      <text:p text:style-name="P2"><text:soft-page-break/>Follow contracts, agreements, and assigned responsibilities. If uncertain of parts of the contract, agreements, etc.. ask for clarification.</text:p>
      <text:p text:style-name="P2">Don't sign an agreement then turn around and disobey it. That would result in possibly a penalty and jail time if not getting fired.</text:p>
      <text:p text:style-name="P2">If you don't honor your contracts then it's a trust issue why would someone hire you if you were dishonest.</text:p>
      <text:p text:style-name="P4"/>
      <text:p text:style-name="P2">2.7 Improve public understanding of computing and its consequences. </text:p>
      <text:p text:style-name="P2">Extend you knowledge of information processing.</text:p>
      <text:p text:style-name="P2">One should be aware of the risks/consequences of being in places that they shouldn't be. To spread public understanding, one should also be aware of their neighbors and peers. Neighbors and peers should follow a strict rule of ethics when utilizing a computer.</text:p>
      <text:p text:style-name="P2">Make sure everyone in your group knows the restrictions and limitations of what you can and cannot do on the internet or other sources of the computer.</text:p>
      <text:p text:style-name="P4"/>
      <text:p text:style-name="P2">2.8 Access computing and communication resources only when authorized to do so. <text:s/></text:p>
      <text:p text:style-name="P2">Only go into stuff that you have been given permission to do so by the person who owns or controls the information. (your boss or superior) </text:p>
      <text:p text:style-name="P2">Restrict access to files and data that could cause harm to your computer.</text:p>
      <text:p text:style-name="P2">Only access the websites you have been given permission to go to.</text:p>
      <text:p text:style-name="P2">Don't go to inappropriate sites which could ban you from using a computer.</text:p>
      <text:p text:style-name="P2">Restrict any files and data that could potentially cause harm to the computer</text:p>
      <text:p text:style-name="P2">Access computing and communications resources when authorized to do so and in the event that you do use it without authorization do it safely and without breaking the code of conduct you signed with the company because there can be serious consequences. </text:p>
      <text:p text:style-name="P2">Never break the agreement that you have with the company to only access resources that you are authorized to access. There can be serious career-altering or even career-ending consequences of accessing files and other resources that are off-limits to you!</text:p>
      <text:p text:style-name="P2">Don’t use any source of communications in the workspace unless it is for official use only and only for emergencies</text:p>
      <text:p text:style-name="P4"><text:soft-page-break/></text:p>
      <text:p text:style-name="P2">2.9 Attire and cleanliness. </text:p>
      <text:p text:style-name="P2">Wear neat and clean clothes. Wear the program uniform. - Come to school clean.</text:p>
      <text:p text:style-name="P2">*Come to school smelling good and look clean wear appropriate clothing too.</text:p>
      <text:p text:style-name="P2">*Wear the program uniform everyday look sharp. "</text:p>
      <text:p text:style-name="P2">*Take a shower every day before and/or after work/school."</text:p>
      <text:p text:style-name="P2">*Come to school wearing the appropriate uniform. </text:p>
      <text:p text:style-name="P2">*Wear the appropriate clothing needed for school</text:p>
      <text:p text:style-name="P2">*Wear neat and clean clothes. Wear the program uniform.</text:p>
      <text:p text:style-name="P2">"Take care of personal hygiene."</text:p>
      <text:p text:style-name="P2">Arriving to the work environment clean is not only ethical for your co-works but also for your own health. <text:s/></text:p>
      <text:p text:style-name="P2">Do not come to the workplace if you are ill.</text:p>
      <text:p text:style-name="P4"/>
      <text:p text:style-name="P2">3. ORGANIZATIONAL LEADERSHIP IMPERATIVES</text:p>
      <text:p text:style-name="P4"/>
      <text:p text:style-name="P2">Leadership is what keeps us operating and lead us to greater goals.</text:p>
      <text:p text:style-name="P2">Always have respect to the person that has the plan.</text:p>
      <text:p text:style-name="P2">Leadership is essential because without a leader we would not know what to do and everyone would just be doing their own thing.</text:p>
      <text:p text:style-name="P2">Tact is one good principle of leadership. This means, the ability to do or say things without offending or upsetting other people.</text:p>
      <text:p text:style-name="P2">Follow the rules and you will succeed.</text:p>
      <text:p text:style-name="P2">All co-workers deserve a chance at leadership. (KyleH) <text:s/></text:p>
      <text:p text:style-name="P2">Leadership is about having integrity and teaching others.</text:p>
      <text:p text:style-name="P2">Leadership is about someone taking charge of the work and keeping people in line and focused. </text:p>
      <text:p text:style-name="P2">always be a leader a to your peers, help when they're in need for assistants. </text:p>
      <text:p text:style-name="P2">If you are the leader in the group you need to guide your peers in the right direction.</text:p>
      <text:p text:style-name="P2"><text:soft-page-break/>leadership is important to keep on track and to be efficient. Everyone should be able to lead.</text:p>
      <text:p text:style-name="P2">Everyone has to be a leader at some point. </text:p>
      <text:p text:style-name="P2">Leadership is a person that has ideas and finds ways to solve them. <text:s text:c="88"/></text:p>
      <text:p text:style-name="P2">Leadership builds character and you can become a strong person if you become a leader.</text:p>
      <text:p text:style-name="P2">Leadership is important in our classroom because it provides inspiration to lead groups of people to make accomplishments.</text:p>
      <text:p text:style-name="P2">The class is run by a mini government, like the real government it only works when everybody works together. </text:p>
      <text:p text:style-name="P2">Everyone in the classroom needs to take initiate to lead at some point in classroom activities. It helps build leadership skills in each individual.</text:p>
      <text:p text:style-name="P2">Stay organized with your leadership.</text:p>
      <text:p text:style-name="P2">Leadership partakes with everything we do. If we do not have someone to stand up, and help the confused, the class will remain the same, and never advance forward.</text:p>
      <text:p text:style-name="P2">There is a lot of leadership in this classroom. They help lots of people and sometimes the leaders will get help.</text:p>
      <text:p text:style-name="P2">Keeping everything in order and helping classmates when needed.</text:p>
      <text:p text:style-name="P2">Leadership build trust, character, and responsibility to everyone.</text:p>
      <text:p text:style-name="P2">Leadership means that you guide others in a way that is beneficial to the goals of the classroom. You must lead by example to demonstrate proper professionalism and organization.</text:p>
      <text:p text:style-name="P2">Everyone needs to step up their leadership, by talking in front of the class or anything like it. Being a leader doesn't take much skills, and being a leader doesn't 100% mean to boss everyone around. Must be able to cooperate with others and treat each other with respect</text:p>
      <text:p text:style-name="P2">Everyone can be a leader. However, for leadership to be effective, the followers must be willing to cooperate and take action. This allows the classroom to work as a whole.</text:p>
      <text:p text:style-name="P2">we have no problem with the leadership in our classroom.</text:p>
      <text:p text:style-name="P2">Leadership opportunities are momentous in the work environment. Natural born leaders help support and motivate other works to go beyond their suspected limits. </text:p>
      <text:p text:style-name="P2">The leadership in this classroom is fine I think because the people are not shy and they are not crumbling under the pressure.</text:p>
      <text:p text:style-name="P2">!!(Many people worked together to make this, there names are next to the part they contributed to.)!!</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dorris</meta:initial-creator>
    <meta:creation-date>2016-06-01T08:56:50.566807402</meta:creation-date>
    <meta:printed-by>justin dorris</meta:printed-by>
    <meta:print-date>2016-06-01T08:57:47.994698198</meta:print-date>
    <dc:date>2016-06-01T09:15:11.281225063</dc:date>
    <dc:creator>justin dorris</dc:creator>
    <meta:editing-duration>PT3M10S</meta:editing-duration>
    <meta:editing-cycles>1</meta:editing-cycles>
    <meta:document-statistic meta:table-count="0" meta:image-count="0" meta:object-count="0" meta:page-count="10" meta:paragraph-count="186" meta:word-count="2358" meta:character-count="14168" meta:non-whitespace-character-count="11844"/>
    <meta:generator>LibreOffice/4.3.7.2$Linux_X86_64 LibreOffice_project/430$Build-2</meta:generator>
  </office:meta>
</office:document-meta>
</file>